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4.2mm" fo:break-before="auto" style:use-optimal-row-height="true"/>
    </style:style>
    <style:style style:name="ro2" style:family="table-row">
      <style:table-row-properties style:row-height="51.33mm" fo:break-before="auto" style:use-optimal-row-height="true"/>
    </style:style>
    <style:style style:name="ro3" style:family="table-row">
      <style:table-row-properties style:row-height="47.71mm" fo:break-before="auto" style:use-optimal-row-height="true"/>
    </style:style>
    <style:style style:name="ro4" style:family="table-row">
      <style:table-row-properties style:row-height="33.2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ow</text:p>
            <text:p>[moʊ]</text:p>
          </table:table-cell>
          <table:table-cell office:value-type="string" calcext:value-type="string">
            <text:p>:</text:p>
          </table:table-cell>
          <table:table-cell office:value-type="string" office:string-value="1.동사 (잔디를) 깎다; (풀 등을) 베다&#10;I mow the lawn every week in summer.&#10;&#10;나는 여름에는 잔디를 매주 깎는다" calcext:value-type="string">
            <text:p>1.동사 (잔디를) 깎다; (풀 등을) 베다</text:p>
            <text:p>I mow the lawn every week in summer.</text:p>
            <text:p/>
            <text:p>나는 여름에는 잔디를 매주 깎는다</text:p>
          </table:table-cell>
        </table:table-row>
        <table:table-row table:style-name="ro2">
          <table:table-cell office:value-type="string" calcext:value-type="string">
            <text:p>apply</text:p>
            <text:p>[əˈplaɪ]</text:p>
          </table:table-cell>
          <table:table-cell office:value-type="string" calcext:value-type="string">
            <text:p>:</text:p>
          </table:table-cell>
          <table:table-cell office:value-type="string" office:string-value="1.동사 신청하다; 지원하다&#10;to apply for a job / passport / grant&#10;&#10;일자리에 지원하다/여권을 신청하다/보조금을 신청하다&#10;&#10;2.동사 쓰다, 적용하다&#10;To apply economic sanctions / political pressure&#10;&#10;경제 제재/정치적 압력을 가하다&#10;&#10;3.동사 (페인트·크림 등을) 바르다&#10;Apply the cream sparingly to your face and neck.&#10;&#10;크림을 얼굴과 목에 조금씩 바르세요." calcext:value-type="string">
            <text:p>1.동사 신청하다; 지원하다</text:p>
            <text:p>to apply for a job / passport / grant</text:p>
            <text:p/>
            <text:p>일자리에 지원하다/여권을 신청하다/보조금을 신청하다</text:p>
            <text:p/>
            <text:p>2.동사 쓰다, 적용하다</text:p>
            <text:p>To apply economic sanctions / political pressure</text:p>
            <text:p/>
            <text:p>경제 제재/정치적 압력을 가하다</text:p>
            <text:p/>
            <text:p>3.동사 (페인트·크림 등을) 바르다</text:p>
            <text:p>Apply the cream sparingly to your face and neck.</text:p>
            <text:p/>
            <text:p>크림을 얼굴과 목에 조금씩 바르세요.</text:p>
          </table:table-cell>
        </table:table-row>
        <table:table-row table:style-name="ro2">
          <table:table-cell office:value-type="string" calcext:value-type="string">
            <text:p>dis·tress</text:p>
            <text:p>[dɪˈstres]</text:p>
          </table:table-cell>
          <table:table-cell office:value-type="string" calcext:value-type="string">
            <text:p>:</text:p>
          </table:table-cell>
          <table:table-cell office:value-type="string" office:string-value="1.명사 (정신적) 고통, 괴로움&#10;The newspaper article caused the actor considerable distress.&#10;&#10;그 신문 기사는 그 배우에게 상당한 고통을 안겨 주었다.&#10;&#10;2.명사 고충, 곤경&#10;economic/financial distress&#10;&#10;경제적/재정적 곤경&#10;&#10;3.명사 조난 (위험)&#10;a distress signal&#10;&#10;조난 (위험) 신호" calcext:value-type="string">
            <text:p>1.명사 (정신적) 고통, 괴로움</text:p>
            <text:p>The newspaper article caused the actor considerable distress.</text:p>
            <text:p/>
            <text:p>그 신문 기사는 그 배우에게 상당한 고통을 안겨 주었다.</text:p>
            <text:p/>
            <text:p>2.명사 고충, 곤경</text:p>
            <text:p>economic/financial distress</text:p>
            <text:p/>
            <text:p>경제적/재정적 곤경</text:p>
            <text:p/>
            <text:p>3.명사 조난 (위험)</text:p>
            <text:p>a distress signal</text:p>
            <text:p/>
            <text:p>조난 (위험) 신호</text:p>
          </table:table-cell>
        </table:table-row>
        <table:table-row table:style-name="ro3">
          <table:table-cell office:value-type="string" calcext:value-type="string">
            <text:p>period</text:p>
            <text:p>[|pɪriəd]</text:p>
          </table:table-cell>
          <table:table-cell office:value-type="string" calcext:value-type="string">
            <text:p>:</text:p>
          </table:table-cell>
          <table:table-cell office:value-type="string" office:string-value="1.명사 기간, 시기(時期)&#10;2.명사 (여성의) 생리&#10;period pains&#10;&#10;생리통&#10;&#10;monthly periods&#10;&#10;월경&#10;&#10;When did you last have a period?&#10;&#10;마지막으로 생리를 하신 게 언제였나요?" calcext:value-type="string">
            <text:p>1.명사 기간, 시기(時期)</text:p>
            <text:p>2.명사 (여성의) 생리</text:p>
            <text:p>period pains</text:p>
            <text:p/>
            <text:p>생리통</text:p>
            <text:p/>
            <text:p>monthly periods</text:p>
            <text:p/>
            <text:p>월경</text:p>
            <text:p/>
            <text:p>When did you last have a period?</text:p>
            <text:p/>
            <text:p>마지막으로 생리를 하신 게 언제였나요?</text:p>
          </table:table-cell>
        </table:table-row>
        <table:table-row table:style-name="ro4">
          <table:table-cell office:value-type="string" calcext:value-type="string">
            <text:p>pass</text:p>
            <text:p>[pæs]</text:p>
          </table:table-cell>
          <table:table-cell office:value-type="string" calcext:value-type="string">
            <text:p>:</text:p>
          </table:table-cell>
          <table:table-cell office:value-type="string" office:string-value="1.동사 지나가다; 통과하다&#10;2.동사 (시험에) 합격[통과]하다&#10;I’m not really expecting to pass first time.&#10;&#10;난 사실 첫 번째에 합격할 거라고는 기대하지 않는다.&#10;&#10;She hasn’t passed her driving test yet.&#10;&#10;그녀는 아직 운전면허 시험을 통과하지 못했다." calcext:value-type="string">
            <text:p>1.동사 지나가다; 통과하다</text:p>
            <text:p>2.동사 (시험에) 합격[통과]하다</text:p>
            <text:p>I’m not really expecting to pass first time.</text:p>
            <text:p/>
            <text:p>난 사실 첫 번째에 합격할 거라고는 기대하지 않는다.</text:p>
            <text:p/>
            <text:p>She hasn’t passed her driving test yet.</text:p>
            <text:p/>
            <text:p>그녀는 아직 운전면허 시험을 통과하지 못했다.</text:p>
          </table:table-cell>
        </table:table-row>
        <table:table-row table:style-name="ro5">
          <table:table-cell/>
          <table:table-cell office:value-type="string" calcext:value-type="string">
            <text:p>: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: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: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: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: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돋움1" style:language-asian="ko" style:country-asian="KR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8T18:52:51.184000000</meta:creation-date>
    <dc:date>2021-02-28T18:54:15.760000000</dc:date>
    <meta:editing-duration>PT1M24S</meta:editing-duration>
    <meta:editing-cycles>1</meta:editing-cycles>
    <meta:document-statistic meta:table-count="1" meta:cell-count="20" meta:object-count="0"/>
    <meta:generator>Ultra_Office/6.2.3.2$Windows_x86 LibreOffice_project/</meta:generator>
  </office:meta>
</office:document-meta>
</file>